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13c" officeooo:paragraph-rsid="000fe13c"/>
    </style:style>
    <style:style style:name="P2" style:family="paragraph" style:parent-style-name="Standard">
      <style:text-properties fo:language="it" fo:country="IT" officeooo:rsid="000fe13c" officeooo:paragraph-rsid="00102b60"/>
    </style:style>
    <style:style style:name="P3" style:family="paragraph" style:parent-style-name="Standard">
      <style:text-properties fo:language="it" fo:country="IT" officeooo:paragraph-rsid="00102b60"/>
    </style:style>
    <style:style style:name="P4" style:family="paragraph" style:parent-style-name="Standard">
      <style:text-properties fo:language="it" fo:country="IT" officeooo:rsid="0039debf" officeooo:paragraph-rsid="00102b60"/>
    </style:style>
    <style:style style:name="P5" style:family="paragraph" style:parent-style-name="Standard">
      <style:text-properties fo:language="it" fo:country="IT" officeooo:rsid="0031ece2" officeooo:paragraph-rsid="001070f4"/>
    </style:style>
    <style:style style:name="P6" style:family="paragraph" style:parent-style-name="Standard">
      <style:text-properties fo:language="it" fo:country="IT" officeooo:rsid="0031504e" officeooo:paragraph-rsid="0013036b"/>
    </style:style>
    <style:style style:name="P7" style:family="paragraph" style:parent-style-name="Standard">
      <style:text-properties fo:language="it" fo:country="IT" officeooo:rsid="00240c9c" officeooo:paragraph-rsid="0013036b"/>
    </style:style>
    <style:style style:name="P8" style:family="paragraph" style:parent-style-name="Standard">
      <style:text-properties fo:language="it" fo:country="IT" officeooo:rsid="000f65a7" officeooo:paragraph-rsid="0013036b"/>
    </style:style>
    <style:style style:name="P9" style:family="paragraph" style:parent-style-name="Standard">
      <style:text-properties fo:language="it" fo:country="IT" officeooo:rsid="002da409" officeooo:paragraph-rsid="0013036b"/>
    </style:style>
    <style:style style:name="P10" style:family="paragraph" style:parent-style-name="Standard">
      <style:text-properties fo:language="it" fo:country="IT" officeooo:rsid="0019c82b" officeooo:paragraph-rsid="00172598"/>
    </style:style>
    <style:style style:name="P11" style:family="paragraph" style:parent-style-name="Standard">
      <style:paragraph-properties fo:break-before="page"/>
      <style:text-properties fo:language="it" fo:country="IT" officeooo:rsid="000c8d55" officeooo:paragraph-rsid="00172598"/>
    </style:style>
    <style:style style:name="P12" style:family="paragraph" style:parent-style-name="Standard">
      <style:text-properties fo:language="it" fo:country="IT" officeooo:rsid="00465f30" officeooo:paragraph-rsid="0018a722"/>
    </style:style>
    <style:style style:name="P13" style:family="paragraph" style:parent-style-name="Standard">
      <style:text-properties fo:language="it" fo:country="IT" officeooo:rsid="001a524c" officeooo:paragraph-rsid="001a524c"/>
    </style:style>
    <style:style style:name="P14" style:family="paragraph" style:parent-style-name="Standard">
      <style:text-properties fo:language="it" fo:country="IT" officeooo:rsid="001c2a75" officeooo:paragraph-rsid="001a524c"/>
    </style:style>
    <style:style style:name="P15" style:family="paragraph" style:parent-style-name="Standard">
      <style:text-properties fo:language="it" fo:country="IT" officeooo:rsid="001c2a75" officeooo:paragraph-rsid="001c2a75"/>
    </style:style>
    <style:style style:name="P16" style:family="paragraph" style:parent-style-name="Standard">
      <style:text-properties fo:language="it" fo:country="IT" officeooo:rsid="001c2a75" officeooo:paragraph-rsid="0020226c"/>
    </style:style>
    <style:style style:name="P17" style:family="paragraph" style:parent-style-name="Standard">
      <style:text-properties fo:language="it" fo:country="IT" officeooo:rsid="0050c68a" officeooo:paragraph-rsid="001c2a75"/>
    </style:style>
    <style:style style:name="P18" style:family="paragraph" style:parent-style-name="Standard">
      <style:text-properties fo:language="it" fo:country="IT" officeooo:rsid="0050c68a" officeooo:paragraph-rsid="001d0ee5"/>
    </style:style>
    <style:style style:name="P19" style:family="paragraph" style:parent-style-name="Standard">
      <style:paragraph-properties fo:break-before="page"/>
      <style:text-properties fo:language="it" fo:country="IT" officeooo:rsid="0051f6ea" officeooo:paragraph-rsid="002051c9"/>
    </style:style>
    <style:style style:name="P20" style:family="paragraph" style:parent-style-name="Standard">
      <style:text-properties fo:language="it" fo:country="IT" officeooo:rsid="0051f6ea" officeooo:paragraph-rsid="002051c9"/>
    </style:style>
    <style:style style:name="P21" style:family="paragraph" style:parent-style-name="Standard">
      <style:text-properties fo:language="it" fo:country="IT" officeooo:rsid="00854565" officeooo:paragraph-rsid="00239450" fo:background-color="transparent"/>
    </style:style>
    <style:style style:name="P22" style:family="paragraph" style:parent-style-name="Standard">
      <style:text-properties fo:language="it" fo:country="IT" officeooo:rsid="00298cc4" officeooo:paragraph-rsid="00298cc4" fo:background-color="transparent"/>
    </style:style>
    <style:style style:name="P23" style:family="paragraph" style:parent-style-name="Standard">
      <style:text-properties fo:language="it" fo:country="IT" officeooo:rsid="002a374c" officeooo:paragraph-rsid="002a374c" fo:background-color="transparent"/>
    </style:style>
    <style:style style:name="P24" style:family="paragraph" style:parent-style-name="Standard">
      <style:text-properties fo:language="it" fo:country="IT" officeooo:rsid="002b05a4" officeooo:paragraph-rsid="002b05a4" fo:background-color="transparent"/>
    </style:style>
    <style:style style:name="P25" style:family="paragraph" style:parent-style-name="Standard">
      <style:text-properties fo:language="it" fo:country="IT" officeooo:rsid="002f1256" officeooo:paragraph-rsid="002f1256" fo:background-color="transparent"/>
    </style:style>
    <style:style style:name="P26" style:family="paragraph" style:parent-style-name="Standard">
      <style:paragraph-properties fo:break-before="page"/>
      <style:text-properties fo:language="it" fo:country="IT" officeooo:rsid="002f358b" officeooo:paragraph-rsid="002f358b" fo:background-color="transparent"/>
    </style:style>
    <style:style style:name="P27" style:family="paragraph" style:parent-style-name="Standard">
      <style:text-properties fo:language="it" fo:country="IT" officeooo:rsid="003e557a" officeooo:paragraph-rsid="003e557a" fo:background-color="transparent"/>
    </style:style>
    <style:style style:name="P28" style:family="paragraph" style:parent-style-name="Standard">
      <style:text-properties fo:language="it" fo:country="IT" officeooo:rsid="003e7dca" officeooo:paragraph-rsid="003e7dca" fo:background-color="transparent"/>
    </style:style>
    <style:style style:name="P29" style:family="paragraph" style:parent-style-name="Text_20_body">
      <style:text-properties fo:language="it" fo:country="IT" officeooo:rsid="00e7594d" officeooo:paragraph-rsid="0033f52a" fo:background-color="transparent"/>
    </style:style>
    <style:style style:name="P30" style:family="paragraph" style:parent-style-name="Standard">
      <style:text-properties fo:language="it" fo:country="IT" officeooo:rsid="00251a51" officeooo:paragraph-rsid="00251a51"/>
    </style:style>
    <style:style style:name="P31" style:family="paragraph" style:parent-style-name="Standard">
      <style:text-properties officeooo:paragraph-rsid="00102b60"/>
    </style:style>
    <style:style style:name="P32" style:family="paragraph" style:parent-style-name="Standard">
      <style:text-properties officeooo:paragraph-rsid="0013036b"/>
    </style:style>
    <style:style style:name="P33" style:family="paragraph" style:parent-style-name="Standard">
      <style:text-properties officeooo:rsid="000f65a7" officeooo:paragraph-rsid="00172598"/>
    </style:style>
    <style:style style:name="P34" style:family="paragraph" style:parent-style-name="Standard">
      <style:text-properties officeooo:rsid="00104e16" officeooo:paragraph-rsid="00172598"/>
    </style:style>
    <style:style style:name="P35" style:family="paragraph" style:parent-style-name="Standard">
      <style:text-properties officeooo:rsid="0011d377" officeooo:paragraph-rsid="00172598"/>
    </style:style>
    <style:style style:name="P36" style:family="paragraph" style:parent-style-name="Standard">
      <style:text-properties officeooo:paragraph-rsid="00172598"/>
    </style:style>
    <style:style style:name="P37" style:family="paragraph" style:parent-style-name="Standard">
      <style:paragraph-properties fo:break-before="page"/>
      <style:text-properties officeooo:rsid="0045079b" officeooo:paragraph-rsid="0018a722"/>
    </style:style>
    <style:style style:name="P38" style:family="paragraph" style:parent-style-name="Standard">
      <style:text-properties officeooo:rsid="000e7549" officeooo:paragraph-rsid="0018a722"/>
    </style:style>
    <style:style style:name="P39" style:family="paragraph" style:parent-style-name="Standard">
      <style:text-properties officeooo:rsid="001a524c" officeooo:paragraph-rsid="001a524c"/>
    </style:style>
    <style:style style:name="P40" style:family="paragraph" style:parent-style-name="Standard">
      <style:text-properties officeooo:rsid="0050c68a" officeooo:paragraph-rsid="001c2a75"/>
    </style:style>
    <style:style style:name="P41" style:family="paragraph" style:parent-style-name="Standard">
      <style:text-properties officeooo:rsid="0050c68a" officeooo:paragraph-rsid="001d0ee5"/>
    </style:style>
    <style:style style:name="P42" style:family="paragraph" style:parent-style-name="Standard">
      <style:text-properties officeooo:rsid="00854565" officeooo:paragraph-rsid="00239450" fo:background-color="transparent"/>
    </style:style>
    <style:style style:name="P43" style:family="paragraph" style:parent-style-name="Text_20_body">
      <style:text-properties officeooo:rsid="00e7594d" officeooo:paragraph-rsid="0033f52a"/>
    </style:style>
    <style:style style:name="P44" style:family="paragraph" style:parent-style-name="Standard">
      <style:text-properties fo:language="it" fo:country="IT" officeooo:rsid="0050c68a" officeooo:paragraph-rsid="001c2a75"/>
    </style:style>
    <style:style style:name="P45" style:family="paragraph" style:parent-style-name="Standard">
      <style:text-properties officeooo:rsid="000fe13c" officeooo:paragraph-rsid="000fe13c"/>
    </style:style>
    <style:style style:name="P46" style:family="paragraph" style:parent-style-name="Standard">
      <style:text-properties officeooo:rsid="0041c9b2" officeooo:paragraph-rsid="0041c9b2"/>
    </style:style>
    <style:style style:name="P47" style:family="paragraph" style:parent-style-name="Standard">
      <style:text-properties officeooo:rsid="0043c1e1" officeooo:paragraph-rsid="0043c1e1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0c8d55"/>
    </style:style>
    <style:style style:name="T3" style:family="text">
      <style:text-properties fo:language="it" fo:country="IT" officeooo:rsid="0009ed62"/>
    </style:style>
    <style:style style:name="T4" style:family="text">
      <style:text-properties officeooo:rsid="0039debf"/>
    </style:style>
    <style:style style:name="T5" style:family="text">
      <style:text-properties officeooo:rsid="00337fce"/>
    </style:style>
    <style:style style:name="T6" style:family="text">
      <style:text-properties officeooo:rsid="003a6caf"/>
    </style:style>
    <style:style style:name="T7" style:family="text">
      <style:text-properties officeooo:rsid="0024e300"/>
    </style:style>
    <style:style style:name="T8" style:family="text">
      <style:text-properties officeooo:rsid="000de857"/>
    </style:style>
    <style:style style:name="T9" style:family="text">
      <style:text-properties officeooo:rsid="00254fc8"/>
    </style:style>
    <style:style style:name="T10" style:family="text">
      <style:text-properties officeooo:rsid="00104e16"/>
    </style:style>
    <style:style style:name="T11" style:family="text">
      <style:text-properties officeooo:rsid="00169d3f"/>
    </style:style>
    <style:style style:name="T12" style:family="text">
      <style:text-properties officeooo:rsid="001be6e4"/>
    </style:style>
    <style:style style:name="T13" style:family="text">
      <style:text-properties officeooo:rsid="001c15cc"/>
    </style:style>
    <style:style style:name="T14" style:family="text">
      <style:text-properties officeooo:rsid="001cd269"/>
    </style:style>
    <style:style style:name="T15" style:family="text">
      <style:text-properties officeooo:rsid="003c327f"/>
    </style:style>
    <style:style style:name="T16" style:family="text">
      <style:text-properties officeooo:rsid="000e92c8"/>
    </style:style>
    <style:style style:name="T17" style:family="text">
      <style:text-properties officeooo:rsid="0013680a"/>
    </style:style>
    <style:style style:name="T18" style:family="text">
      <style:text-properties officeooo:rsid="00466cb3"/>
    </style:style>
    <style:style style:name="T19" style:family="text">
      <style:text-properties officeooo:rsid="00417885"/>
    </style:style>
    <style:style style:name="T20" style:family="text">
      <style:text-properties officeooo:rsid="0018a722"/>
    </style:style>
    <style:style style:name="T21" style:family="text">
      <style:text-properties officeooo:rsid="004e5d32"/>
    </style:style>
    <style:style style:name="T22" style:family="text">
      <style:text-properties officeooo:rsid="0025cbe8"/>
    </style:style>
    <style:style style:name="T23" style:family="text">
      <style:text-properties officeooo:rsid="0027a74c"/>
    </style:style>
    <style:style style:name="T24" style:family="text">
      <style:text-properties officeooo:rsid="002e37a9"/>
    </style:style>
    <style:style style:name="T25" style:family="text">
      <style:text-properties officeooo:rsid="0035db8f"/>
    </style:style>
    <style:style style:name="T26" style:family="text">
      <style:text-properties officeooo:rsid="0037402a"/>
    </style:style>
    <style:style style:name="T27" style:family="text">
      <style:text-properties officeooo:rsid="00378b41"/>
    </style:style>
    <style:style style:name="T28" style:family="text">
      <style:text-properties officeooo:rsid="0038ca45"/>
    </style:style>
    <style:style style:name="T29" style:family="text">
      <style:text-properties officeooo:rsid="003a1826"/>
    </style:style>
    <style:style style:name="T30" style:family="text">
      <style:text-properties officeooo:rsid="003ab3c5"/>
    </style:style>
    <style:style style:name="T31" style:family="text">
      <style:text-properties officeooo:rsid="003b6d48"/>
    </style:style>
    <style:style style:name="T32" style:family="text">
      <style:text-properties officeooo:rsid="003b82ae"/>
    </style:style>
    <style:style style:name="T33" style:family="text">
      <style:text-properties officeooo:rsid="004012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R exam notes</text:p>
      <text:p text:style-name="P47"/>
      <text:p text:style-name="P46">Quando si scarica la repo da github, effettuare il colcon build e il source di “ros2_ws” e di “tiago_ws” (aggiungi il source al .bashrc per entrambi I percorsi)</text:p>
      <text:p text:style-name="P46"/>
      <text:p text:style-name="P47">per lanciare la missione scrivere in un terminale:</text:p>
      <text:p text:style-name="P47">ros2 launch mission_bringup mission_bringup.launch.py</text:p>
      <text:p text:style-name="P47">e in un altro terminale lanciare il segnale di start</text:p>
      <text:p text:style-name="P47">ros2 topic pub /start_mission std_msgs/msg/Empty “{}” --once</text:p>
      <text:p text:style-name="P1"/>
      <text:p text:style-name="P1"/>
      <text:p text:style-name="P3">NB: poichè è estremamente frequente effettuare il build e il source del ws (va fatto pressochè dopo ogni operazione), in questa “guida” si da per scontato l’eseguire di tali operazioni, pertanto non vengono indicate nella descrizione delle procedure.</text:p>
      <text:p text:style-name="P2"/>
      <text:p text:style-name="P2"/>
      <text:p text:style-name="P31"><text:span text:style-name="T2">1. </text:span><text:span text:style-name="T3">D</text:span><text:span text:style-name="T1">ownload del pacchetto m-explore-ros2 tramite github (si entra da terminale nella cartella src del tiago_ws e si scrive: “git clone </text:span><text:a xlink:type="simple" xlink:href="https://github.com/robo-friends/m-explore-ros2.git" text:style-name="Internet_20_link" text:visited-style-name="Visited_20_Internet_20_Link"><text:span text:style-name="Internet_20_link"><text:span text:style-name="T1">https://github.com/robo-friends/m-explore-ros2.git</text:span></text:span></text:a><text:span text:style-name="T1">”).</text:span></text:p>
      <text:p text:style-name="P3">Il pacchetto si avvia tramite il seguente comando: “ros2 launch explore_lite explore.launch.py”</text:p>
      <text:p text:style-name="P3"/>
      <text:p text:style-name="P3"/>
      <text:p text:style-name="P4">2. Download di pymoveit2 (con la macchina virtuale dovrebbe non essere necessario)</text:p>
      <text:p text:style-name="P4"/>
      <text:p text:style-name="P4"/>
      <text:p text:style-name="P5"><text:span text:style-name="T4">3</text:span>. Creazione del mission bringup launch <text:span text:style-name="T5">file</text:span></text:p>
      <text:p text:style-name="P5"/>
      <text:p text:style-name="P5">from launch import LaunchDescription</text:p>
      <text:p text:style-name="P5">from launch.actions import IncludeLaunchDescription, DeclareLaunchArgument</text:p>
      <text:p text:style-name="P5">from launch.launch_description_sources import PythonLaunchDescriptionSource</text:p>
      <text:p text:style-name="P5">from ament_index_python.packages import get_package_share_directory</text:p>
      <text:p text:style-name="P5">from launch_ros.actions import Node</text:p>
      <text:p text:style-name="P5">import os</text:p>
      <text:p text:style-name="P5"/>
      <text:p text:style-name="P5">def generate_launch_description():</text:p>
      <text:p text:style-name="P5"><text:s text:c="4"/>ld = LaunchDescription()</text:p>
      <text:p text:style-name="P5"/>
      <text:p text:style-name="P5"><text:s text:c="4"/># Path to the tiago_gazebo.launch.py file</text:p>
      <text:p text:style-name="P5"><text:s text:c="4"/>tiago_gazebo_launch_file = os.path.join(</text:p>
      <text:p text:style-name="P5"><text:s text:c="8"/>get_package_share_directory('tiago_gazebo'), 'launch', 'tiago_gazebo.launch.py'</text:p>
      <text:p text:style-name="P5"><text:s text:c="4"/>)</text:p>
      <text:p text:style-name="P5"/>
      <text:p text:style-name="P5"><text:s text:c="4"/># Include the tiago_gazebo.launch.py file with group_number and moveit parameters</text:p>
      <text:p text:style-name="P5"><text:s text:c="4"/>tiago_gazebo_launch = IncludeLaunchDescription(</text:p>
      <text:p text:style-name="P5"><text:s text:c="8"/>PythonLaunchDescriptionSource(tiago_gazebo_launch_file),</text:p>
      <text:p text:style-name="P5"><text:s text:c="8"/>launch_arguments={'group_number': '9', 'moveit': 'true'}.items()</text:p>
      <text:p text:style-name="P5"><text:s text:c="4"/>)</text:p>
      <text:p text:style-name="P5"/>
      <text:p text:style-name="P5"><text:s text:c="4"/># Include sm_mission_manager node</text:p>
      <text:p text:style-name="P5"><text:s text:c="4"/>state_machine_node = Node(</text:p>
      <text:p text:style-name="P5"><text:s text:c="8"/>package='sm_mission_manager', <text:s/># Nome corretto del package</text:p>
      <text:p text:style-name="P5"><text:s text:c="8"/>executable='state_machine', <text:s/># Nome dell'eseguibile del nodo</text:p>
      <text:p text:style-name="P5"><text:s text:c="8"/>name='state_machine', <text:s/># Nome del nodo</text:p>
      <text:p text:style-name="P5"><text:soft-page-break/><text:s text:c="8"/>output='screen' <text:s/># Stampa i log sul terminale</text:p>
      <text:p text:style-name="P5"><text:s text:c="4"/>)</text:p>
      <text:p text:style-name="P5"/>
      <text:p text:style-name="P5"><text:s text:c="4"/>sm_arm_in_safe_position_node = Node(</text:p>
      <text:p text:style-name="P5"><text:s text:c="8"/>package='sm_procedures', <text:s/># Nome corretto del package</text:p>
      <text:p text:style-name="P5"><text:s text:c="8"/>executable='sm_arm_in_safe_pos', <text:s/># Nome dell'eseguibile del nodo</text:p>
      <text:p text:style-name="P5"><text:s text:c="8"/>name='sm_arm_in_safe_pos', <text:s/># Nome del nodo</text:p>
      <text:p text:style-name="P5"><text:s text:c="8"/>output='screen' <text:s/># Stampa i log sul terminale</text:p>
      <text:p text:style-name="P5"><text:s text:c="4"/>)</text:p>
      <text:p text:style-name="P5"/>
      <text:p text:style-name="P5"><text:s text:c="4"/># Nodo per avviare rqt_image_view</text:p>
      <text:p text:style-name="P5"><text:s text:c="4"/>visualization_node = Node(</text:p>
      <text:p text:style-name="P5"><text:s text:c="8"/>package='rqt_image_view',</text:p>
      <text:p text:style-name="P5"><text:s text:c="8"/>executable='rqt_image_view',</text:p>
      <text:p text:style-name="P5"><text:s text:c="8"/>name='rqt_image_view',</text:p>
      <text:p text:style-name="P5"><text:s text:c="8"/>output='screen'</text:p>
      <text:p text:style-name="P5"><text:s text:c="4"/>)</text:p>
      <text:p text:style-name="P5"/>
      <text:p text:style-name="P5"><text:s text:c="4"/># Add nodes and included launch file to LaunchDescription</text:p>
      <text:p text:style-name="P5"><text:s text:c="4"/>ld.add_action(tiago_gazebo_launch)</text:p>
      <text:p text:style-name="P5"><text:s text:c="4"/>ld.add_action(state_machine_node)</text:p>
      <text:p text:style-name="P5"><text:s text:c="4"/>ld.add_action(sm_arm_in_safe_position_node)</text:p>
      <text:p text:style-name="P5"><text:s text:c="4"/>ld.add_action(visualization_node)</text:p>
      <text:p text:style-name="P5"/>
      <text:p text:style-name="P5"><text:s text:c="4"/>return ld</text:p>
      <text:p text:style-name="P5"/>
      <text:p text:style-name="P5"/>
      <text:p text:style-name="P7"><text:span text:style-name="T6">4</text:span>. Creazione della macchina a stati che coordinerà le fasi dell’intera missione</text:p>
      <text:p text:style-name="P7"/>
      <text:p text:style-name="P32">cd /tiago_ws/src</text:p>
      <text:p text:style-name="P32">ros2 pkg create --build-type ament_python <text:span text:style-name="T7">sm_mission_manager</text:span></text:p>
      <text:p text:style-name="P32">cd <text:span text:style-name="T7">sm_mission_manager</text:span><text:span text:style-name="T8">/</text:span><text:span text:style-name="T7">sm_mission_manager</text:span></text:p>
      <text:p text:style-name="P8">gedit <text:span text:style-name="T9">state_machine</text:span><text:span text:style-name="T10">.</text:span><text:span text:style-name="T11">py</text:span></text:p>
      <text:p text:style-name="P8"/>
      <text:p text:style-name="P9">(vedi codice)</text:p>
      <text:p text:style-name="P9"/>
      <text:p text:style-name="P9">state 0 : idle/attesa del segnale di start. In questo caso l’utente deve scrivere da terminale</text:p>
      <text:p text:style-name="P9">“ros2 topic pub /start_mission std_msgs/msg/Empty "{}" --once”</text:p>
      <text:p text:style-name="P6">state 1 : si usa un publisher per mandare un segnale al nodo contenente la macchina a stati dell’arm </text:p>
      <text:p text:style-name="P6">si esce da questo stato quando si riceve indietro un segnale da quel nodo (si usa un publisher per questo)</text:p>
      <text:p text:style-name="P6">state 2 : accensione del nodo tiago_nav2</text:p>
      <text:p text:style-name="P6">state 3 : attesa di 10 secondi e avvio del nodo relativo all’esplorazione</text:p>
      <text:p text:style-name="P6">state 4 : quando si conclude l’esplorazione, si salva la mappa.</text:p>
      <text:p text:style-name="P6"/>
      <text:p text:style-name="P6"/>
      <text:p text:style-name="P11"><text:span text:style-name="T15">5</text:span>. Creazione di un pacchetto “sm_procedures” in cui vengono messi tutti i nodi basati su una macchina a stati che permette l’esecuzione di specifiche procedure più o meno frequenti.</text:p>
      <text:p text:style-name="P36"/>
      <text:p text:style-name="P36">cd /tiago_ws/src</text:p>
      <text:p text:style-name="P36">ros2 pkg create --build-type ament_python <text:span text:style-name="T8">sm_procedures</text:span></text:p>
      <text:p text:style-name="P36">cd <text:span text:style-name="T8">sm_procedures/</text:span><text:span text:style-name="T16">sm_procedures</text:span></text:p>
      <text:p text:style-name="P33">gedit <text:span text:style-name="T10">sm_arm_in_safe_position.</text:span><text:span text:style-name="T11">py</text:span></text:p>
      <text:p text:style-name="P33"/>
      <text:p text:style-name="P34">a questo punto si usa una versione modificata del nodo “state_machine” usato in classe (contenuto nel pacchetto “lab4_state_machine”, scaricabile sul virtuale di amr).</text:p>
      <text:p text:style-name="P35">Le modifiche consistono nell’inserimento di un subscriber e di un publisher: <text:span text:style-name="T17">essi sono </text:span>necessari<text:span text:style-name="T17"> </text:span>poichè questa macchina a stati verrà avviata <text:span text:style-name="T17">da un futuro </text:span>launch file all’avvio della missione, ma finchè non verrà richiesto il suo intervento, essa rimarrà bloccata nello stato 0 (stato di idle/attesa).</text:p>
      <text:p text:style-name="P10">Il subscriber è come un ascoltatore che si occupa di captare un tipo specifico di messaggio, <text:span text:style-name="T12">(che in questo caso è un messaggio appositamente creato per comunicare l’attivazione della routine “arm_in_safe_position”) </text:span>pertanto all’arrivo di quest’ultimo, una funzione di callback si avvierà per <text:span text:style-name="T13">modificare una variabile booleana e per </text:span>sbloccare <text:span text:style-name="T13">dunque </text:span>l’avanzamento di stato nella macchina a stati; il publisher ha il compito di mandare un messaggio, che verrà a sua volta ascoltato da qualche subscriber di qualche altro nodo <text:span text:style-name="T14">(nel nostro caso viene usato per mandare un segnale di conferma al nodo che ha richiesto l’attivazione della routine)</text:span>.</text:p>
      <text:p text:style-name="P37">Attualmente la task 1 è completa se non fosse per un problema: il topic /exploration_complete non manda mai un segnale, anche quando il robot sembra essersi fermato. Siccome ci sono alcune zone non esplorate (per il poco spazio a disposizione) probabilmente la mappa risulta solo parzialmente esplorata e lo stato di esplorazione te<text:span text:style-name="T20">rm</text:span>inata non arriva mai.</text:p>
      <text:p text:style-name="P38"/>
      <text:p text:style-name="P39">Il topic può essere forzato venendo pubblicato da terminale con il seguente messaggio:</text:p>
      <text:p text:style-name="P38">ros2 topic pub /exploration_complete std_msgs/msg/Empty {} --<text:span text:style-name="T19">once</text:span></text:p>
      <text:p text:style-name="P38"/>
      <text:p text:style-name="P38">ros2 topic echo /exploration_complete</text:p>
      <text:p text:style-name="P38"/>
      <text:p text:style-name="P12">possibile soluzione: diminuire <text:span text:style-name="T18">la soglia di </text:span>spazio necessario all’esplorazione</text:p>
      <text:p text:style-name="P12"/>
      <text:p text:style-name="P15">=======================================================================</text:p>
      <text:p text:style-name="P15"/>
      <text:p text:style-name="P13">Altra cosa da fare: <text:span text:style-name="T21">durante la procedura di safe positioning inclinare la testa verso il basso</text:span></text:p>
      <text:p text:style-name="P17">per muovere la testa ci serve il nome dei joint</text:p>
      <text:p text:style-name="P40">scrivendo: “ros2 topic list” vediamo che esiste il topic “/joint_states”</text:p>
      <text:p text:style-name="P17">quindi se facciamo “ros2 topic echo /joint_states” vediamo tra I vari parametri che viene stampata anche la lista dei joint</text:p>
      <text:p text:style-name="P14"/>
      <text:p text:style-name="P41">name:</text:p>
      <text:p text:style-name="P41">- wheel_right_joint</text:p>
      <text:p text:style-name="P41">- torso_lift_joint</text:p>
      <text:p text:style-name="P41">- arm_1_joint</text:p>
      <text:p text:style-name="P41">- head_2_joint</text:p>
      <text:p text:style-name="P41">- head_1_joint</text:p>
      <text:p text:style-name="P41">- gripper_right_finger_joint</text:p>
      <text:p text:style-name="P41">- arm_2_joint</text:p>
      <text:p text:style-name="P41">- arm_3_joint</text:p>
      <text:p text:style-name="P41">- gripper_left_finger_joint</text:p>
      <text:p text:style-name="P41">- arm_6_joint</text:p>
      <text:p text:style-name="P41">- wheel_left_joint</text:p>
      <text:p text:style-name="P41">- arm_7_joint</text:p>
      <text:p text:style-name="P41">- arm_5_joint</text:p>
      <text:p text:style-name="P41">- arm_4_joint</text:p>
      <text:p text:style-name="P41">- caster_back_left_1_joint</text:p>
      <text:p text:style-name="P41">- caster_back_left_2_joint</text:p>
      <text:p text:style-name="P41">- caster_front_left_1_joint</text:p>
      <text:p text:style-name="P41">- caster_front_left_2_joint</text:p>
      <text:p text:style-name="P41">- caster_back_right_1_joint</text:p>
      <text:p text:style-name="P41">- caster_back_right_2_joint</text:p>
      <text:p text:style-name="P41">- caster_front_right_1_joint</text:p>
      <text:p text:style-name="P41">- caster_front_right_2_joint</text:p>
      <text:p text:style-name="P41">- suspension_left_joint</text:p>
      <text:p text:style-name="P41">- suspension_right_joint</text:p>
      <text:p text:style-name="P41"/>
      <text:p text:style-name="P41">da cui sappiamo che I joint della testa sono</text:p>
      <text:p text:style-name="P41">head_2_joint</text:p>
      <text:p text:style-name="P18">head_1_joint</text:p>
      <text:p text:style-name="P18"/>
      <text:p text:style-name="P16">edit: questa cosa non funziona e mi ha richiesto troppo tempo di lavoro, quindi ho lasciato perdere e ci si penserà più avanti</text:p>
      <text:p text:style-name="P19">NB: scrivendo “ros2 run tf2_tools view_frames” si ottiene un pdf con la struttura del robot</text:p>
      <text:p text:style-name="P20"/>
      <text:p text:style-name="P30">=======================================================================</text:p>
      <text:p text:style-name="P30"/>
      <text:p text:style-name="P42"><text:span text:style-name="T22">I</text:span>l robot continua a collidere contro gli ostacoli <text:span text:style-name="T23">in fase di esplorazione</text:span>: ho notato che il planner locale (curva blu che segue la traietoria statica rossa) approssima molto, e dunque mi viene da pensare che abbia un alto gain (?)</text:p>
      <text:p text:style-name="P21">Ad esempio, se la traiettoria rossa fa una curva a “U” con inversione di marcia, il planner spinge il robot a “tagliare la curva” (ma vien da sè che se nel mezzo c’è un ostacolo tiago si schianta!)</text:p>
      <text:p text:style-name="P21"/>
      <text:p text:style-name="P28">SOLUZIONE: basta che il robot vada piano <text:span text:style-name="T33">(modificando velocità lungo x)</text:span></text:p>
      <text:p text:style-name="P21"/>
      <text:p text:style-name="P22">Per rendere migliore l’esplorazione, c’è da fare del tuning di parametri:</text:p>
      <text:p text:style-name="P22">le fonti principali di parametri sono in: tiago_ws/src/tiago_navigation/tiago_2dnav/params/tiago_nav_public_sim.yaml</text:p>
      <text:p text:style-name="P22">e in:</text:p>
      <text:p text:style-name="P22">tiago_ws/src/m-explore-ros2/explore/config/</text:p>
      <text:p text:style-name="P22"/>
      <text:p text:style-name="P23">da questi (e da altri) file si possono osservare i nomi delle variabili, ma è importante che per cambiarne il valore si proceda con i seguenti comandi:</text:p>
      <text:p text:style-name="P24">per cercare in tutti i file di tutte le cartelle il nome di una variabile</text:p>
      <text:p text:style-name="P24"/>
      <text:p text:style-name="P24">grep -r “&lt;nome_<text:span text:style-name="T24">variabile</text:span>&gt;: ”</text:p>
      <text:p text:style-name="P24"/>
      <text:p text:style-name="P24">e per sostituirne i valori, si esegue questo comando (ad esempio in questo caso si cambia il raggio del robot):</text:p>
      <text:p text:style-name="P23"/>
      <text:p text:style-name="P23">grep -rl "robot_radius: 0.275" . | sed 's/ /\\ /g' | xargs -d '\n' sed -i 's/robot_radius: 0.275/robot_radius: 0.35/g'</text:p>
      <text:p text:style-name="P22"/>
      <text:p text:style-name="P25">NB!! il robot deve andare piano soprattutto in fase di rotazione, poiché è proprio in quei momenti che un brusto movimento può creare un ostacolo fittizio nella mappa di rviz</text:p>
      <text:p text:style-name="P25"/>
      <text:p text:style-name="P27"/>
      <text:p text:style-name="P26">Significato di alcune variabili per la navigazione</text:p>
      <text:p text:style-name="P25"/>
      <text:p text:style-name="P25">1. BaseObstacle.scale</text:p>
      <text:p text:style-name="P25"><text:s text:c="4"/>• Scopo: Peso relativo associato all'evitamento degli ostacoli.</text:p>
      <text:p text:style-name="P25"><text:s text:c="4"/>• Valore più basso (ad esempio, 0.01): Il robot considera meno prioritario evitare piccoli ostacoli o considera l'ambiente meno "denso".</text:p>
      <text:p text:style-name="P25"><text:s text:c="4"/>• Valore più alto: Gli ostacoli vengono considerati più importanti, spingendo il robot a evitarli con maggiore priorità.</text:p>
      <text:p text:style-name="P25"/>
      <text:p text:style-name="P25">2. PathAlign.scale</text:p>
      <text:p text:style-name="P25"><text:s text:c="4"/>• Scopo: Peso relativo per mantenere l'allineamento con il percorso pianificato.</text:p>
      <text:p text:style-name="P25"><text:s text:c="4"/>• Valore più alto (ad esempio, 70.0): Il robot cerca di rimanere più aderente al percorso desiderato.</text:p>
      <text:p text:style-name="P25"><text:s text:c="4"/>• Valore più basso: Il robot tollera deviazioni maggiori dal percorso pianificato.</text:p>
      <text:p text:style-name="P25"/>
      <text:p text:style-name="P25">3. PathAlign.forward_point_distance</text:p>
      <text:p text:style-name="P25"><text:s text:c="4"/>• Scopo: Distanza di previsione lungo il percorso per l'allineamento.</text:p>
      <text:p text:style-name="P25"><text:s text:c="4"/>• Valore più basso (ad esempio, 0.01): Previsione a breve termine, il robot reagisce più rapidamente ai cambiamenti.</text:p>
      <text:p text:style-name="P25"><text:s text:c="4"/>• Valore più alto: Previsione a lungo termine, il robot segue il percorso in modo più fluido, ma potrebbe risultare meno reattivo.</text:p>
      <text:p text:style-name="P25"/>
      <text:p text:style-name="P25">4. GoalAlign.scale e GoalAlign.forward_point_distance</text:p>
      <text:p text:style-name="P25"><text:s text:c="4"/>• Scopo: Peso relativo e distanza di previsione per allinearsi con la direzione del goal (obiettivo).</text:p>
      <text:p text:style-name="P25"><text:s text:c="4"/>• Valori alti: Il robot dà maggiore importanza a orientarsi verso l'obiettivo.</text:p>
      <text:p text:style-name="P25"><text:s text:c="4"/>• Valori bassi: L'allineamento con il goal è meno prioritario.</text:p>
      <text:p text:style-name="P25"/>
      <text:p text:style-name="P25">5. PathDist.scale</text:p>
      <text:p text:style-name="P25"><text:s text:c="4"/>• Scopo: Peso per la distanza dal percorso pianificato.</text:p>
      <text:p text:style-name="P25"><text:s text:c="4"/>• Valore più alto: Il robot cerca di minimizzare la distanza dal percorso.</text:p>
      <text:p text:style-name="P25"><text:s text:c="4"/>• Valore più basso: Può tollerare deviazioni maggiori.</text:p>
      <text:p text:style-name="P25"/>
      <text:p text:style-name="P25">6. GoalDist.scale</text:p>
      <text:p text:style-name="P25"><text:s text:c="4"/>• Scopo: Peso per la distanza dall'obiettivo.</text:p>
      <text:p text:style-name="P25"><text:s text:c="4"/>• Valore più alto: Il robot cerca di raggiungere il goal il più velocemente possibile.</text:p>
      <text:p text:style-name="P25"><text:s text:c="4"/>• Valore più basso: Il goal è meno prioritario rispetto ad altri obiettivi, come evitare ostacoli.</text:p>
      <text:p text:style-name="P25"/>
      <text:p text:style-name="P25">7. RotateToGoal.scale</text:p>
      <text:p text:style-name="P25"><text:s text:c="4"/>• Scopo: Peso del comportamento di rotazione verso l'obiettivo.</text:p>
      <text:p text:style-name="P25"><text:s text:c="4"/>• Valore alto: Il robot privilegia l'orientamento corretto verso il goal.</text:p>
      <text:p text:style-name="P25"><text:s text:c="4"/>• Valore basso: L'orientamento è meno importante.</text:p>
      <text:p text:style-name="P25"/>
      <text:p text:style-name="P25">8. RotateToGoal.slowing_factor</text:p>
      <text:p text:style-name="P25"><text:s text:c="4"/>• Scopo: Fattore di rallentamento per la rotazione.</text:p>
      <text:p text:style-name="P25"><text:s text:c="4"/>• Valore più alto: Il robot rallenta progressivamente di più mentre si orienta verso il goal.</text:p>
      <text:p text:style-name="P25"><text:s text:c="4"/>• Valore più basso: Rotazione più rapida e meno controllata.</text:p>
      <text:p text:style-name="P25"/>
      <text:p text:style-name="P25">9. RotateToGoal.lookahead_time</text:p>
      <text:p text:style-name="P25"><text:s text:c="4"/>• Scopo: Orizzonte temporale per prevedere la rotazione necessaria verso il goal.</text:p>
      <text:p text:style-name="P25"><text:s text:c="4"/>• Valore negativo (ad esempio, -1.0): Indica un comportamento particolare, come disabilitare la previsione.</text:p>
      <text:p text:style-name="P25"><text:s text:c="4"/>• Valore positivo: Previsione basata sul tempo specificato.</text:p>
      <text:p text:style-name="P43"><text:soft-page-break/>problemi <text:span text:style-name="T25">non ancora risolti</text:span>:</text:p>
      <text:p text:style-name="P43"/>
      <text:p text:style-name="P43">1. all’inizio, a volte, <text:span text:style-name="T25">il robot </text:span>rimane bloccato</text:p>
      <text:p text:style-name="P43">2. <text:span text:style-name="T26">Formalmente l’esplorazione </text:span>non termina mai (bisogna capire quando è sufficiente ciò che si è visto <text:span text:style-name="T27">per far scattare il topic /exploration_complete</text:span>)</text:p>
      <text:p text:style-name="P29">3. <text:span text:style-name="T28">Il nuovo </text:span>waypoint <text:span text:style-name="T28">viene creato </text:span>troppo in anticipo (<text:span text:style-name="T29">quando ancora il </text:span><text:span text:style-name="T30">robot </text:span><text:span text:style-name="T29">è </text:span><text:span text:style-name="T31">troppo </text:span><text:span text:style-name="T29">lontano dal waypoint corrente… e non è una questione di tempo, poiché ripetendo più volte simulazioni simili </text:span><text:span text:style-name="T32">tra loro </text:span><text:span text:style-name="T29">si osserva che il cambio di waypoint avviene in momenti diversi ma sempre nella stessa posizione più o meno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9:17:35.520832815</meta:creation-date>
    <dc:date>2024-12-30T10:20:47.629324972</dc:date>
    <meta:editing-duration>PT32M41S</meta:editing-duration>
    <meta:editing-cycles>50</meta:editing-cycles>
    <meta:generator>LibreOffice/7.3.7.2$Linux_X86_64 LibreOffice_project/30$Build-2</meta:generator>
    <meta:document-statistic meta:table-count="0" meta:image-count="0" meta:object-count="0" meta:page-count="7" meta:paragraph-count="170" meta:word-count="1553" meta:character-count="11468" meta:non-whitespace-character-count="9769"/>
  </office:meta>
</office:document-meta>
</file>